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text-properties officeooo:rsid="00099c3c" officeooo:paragraph-rsid="00099c3c"/>
    </style:style>
    <style:style style:name="P2" style:family="paragraph" style:parent-style-name="Text_20_body">
      <style:text-properties officeooo:rsid="00099c3c" officeooo:paragraph-rsid="00099c3c"/>
    </style:style>
    <style:style style:name="P3" style:family="paragraph" style:parent-style-name="Text_20_body">
      <style:text-properties officeooo:paragraph-rsid="00099c3c"/>
    </style:style>
    <style:style style:name="T1" style:family="text">
      <style:text-properties fo:language="fr" fo:country="C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usqu‘à la P4 tout ok</text:h>
      <text:h text:style-name="P1" text:outline-level="1">Pour la P5, rajouter qu‘au fichier /etc/bind/root toutes les addresses IP des serveurs dns sont contenues.</text:h>
      <text:h text:style-name="P1" text:outline-level="1">P6</text:h>
      <text:p text:style-name="P2">Changer les numéros <text:span text:style-name="T1">d‘illustrations</text:span> (détail), sinon capture ok. Peut-etre modifier la tournure de la phrase. J‘écrirai quelquechose du style</text:p>
      <text:p text:style-name="P2">Comme illustré ci-dessus, on peut voir qu‘en couche 2 nous avons une trame de protocole Ethernet, ensuite en couche 3, on retrouve le Protocole IP (IPV4 dans ce cas). Et pour finir, on retrouve en couche 4, le protocole UDP.</text:p>
      <text:h text:style-name="P1" text:outline-level="1">P7</text:h>
      <text:h text:style-name="P1" text:outline-level="1">P8</text:h>
      <text:h text:style-name="P1" text:outline-level="1">P9</text:h>
      <text:h text:style-name="P1" text:outline-level="1">P10</text:h>
      <text:h text:style-name="P1" text:outline-level="1">P11</text:h>
      <text:h text:style-name="P1" text:outline-level="1">P12</text:h>
      <text:p text:style-name="P3"/>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7-12-05T13:48:59.949000000</meta:creation-date>
    <dc:language>de-DE</dc:language>
    <meta:editing-cycles>2</meta:editing-cycles>
    <meta:editing-duration>PT13S</meta:editing-duration>
    <dc:date>2017-12-05T13:59:25.862000000</dc:date>
    <meta:document-statistic meta:table-count="0" meta:image-count="0" meta:object-count="0" meta:page-count="1" meta:paragraph-count="11" meta:word-count="87" meta:character-count="508" meta:non-whitespace-character-count="432"/>
    <meta:user-defined meta:name="Info 1"/>
    <meta:user-defined meta:name="Info 2"/>
    <meta:user-defined meta:name="Info 3"/>
    <meta:user-defined meta:name="Info 4"/>
    <meta:template xlink:type="simple" xlink:actuate="onRequest" xlink:title="mediawiki" xlink:href="../../../../../../../../../Program%20Files%20(x86)/LibreOffice%205/share/extensions/wiki-publisher/templates/MediaWiki/mediawiki.ott" meta:date="2017-12-05T13:48:59.261000000"/>
  </office:meta>
</office:document-meta>
</file>